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6c0" officeooo:paragraph-rsid="000d26c0"/>
    </style:style>
    <style:style style:name="P2" style:family="paragraph" style:parent-style-name="Standard">
      <style:text-properties officeooo:rsid="000f776f" officeooo:paragraph-rsid="000f776f"/>
    </style:style>
    <style:style style:name="T1" style:family="text">
      <style:text-properties officeooo:rsid="000f77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 personal goals for Quiz project:</text:p>
      <text:p text:style-name="P1"/>
      <text:p text:style-name="P1"/>
      <text:p text:style-name="P1"/>
      <text:p text:style-name="P1">1. work out previous mistakes:</text:p>
      <text:p text:style-name="P1"/>
      <text:p text:style-name="P1"/>
      <text:p text:style-name="P1">1.1 <text:s/>keep Bonsai in order, last project I did struggle with that.</text:p>
      <text:p text:style-name="P1"/>
      <text:p text:style-name="P1">1.2 <text:s/>keep improving terminology.</text:p>
      <text:p text:style-name="P1"/>
      <text:p text:style-name="P1">1.3 <text:s/><text:span text:style-name="T1">keep cool and rock&amp;roll.</text:span></text:p>
      <text:p text:style-name="P1"/>
      <text:p text:style-name="P1"/>
      <text:p text:style-name="P2">2. like to improve sass.</text:p>
      <text:p text:style-name="P2"/>
      <text:p text:style-name="P2"/>
      <text:p text:style-name="P2">3. made complete pag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7T13:33:29.681928769</meta:creation-date>
    <dc:date>2021-06-17T13:57:44.792316993</dc:date>
    <meta:editing-duration>PT3M54S</meta:editing-duration>
    <meta:editing-cycles>1</meta:editing-cycles>
    <meta:document-statistic meta:table-count="0" meta:image-count="0" meta:object-count="0" meta:page-count="1" meta:paragraph-count="7" meta:word-count="41" meta:character-count="237" meta:non-whitespace-character-count="200"/>
    <meta:generator>LibreOffice/6.0.7.3$Linux_X86_64 LibreOffice_project/00m0$Build-3</meta:generator>
  </office:meta>
</office:document-meta>
</file>